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86a7" officeooo:paragraph-rsid="000e86a7"/>
    </style:style>
    <style:style style:name="P2" style:family="paragraph" style:parent-style-name="Standard">
      <style:text-properties officeooo:rsid="000d70bc" officeooo:paragraph-rsid="000e86a7"/>
    </style:style>
    <style:style style:name="P3" style:family="paragraph" style:parent-style-name="Standard">
      <style:text-properties officeooo:rsid="0010a592" officeooo:paragraph-rsid="0010a592"/>
    </style:style>
    <style:style style:name="P4" style:family="paragraph" style:parent-style-name="Standard">
      <style:text-properties officeooo:rsid="0014486e" officeooo:paragraph-rsid="0014486e"/>
    </style:style>
    <style:style style:name="P5" style:family="paragraph" style:parent-style-name="Standard">
      <style:text-properties officeooo:rsid="000d70bc" officeooo:paragraph-rsid="000d70bc"/>
    </style:style>
    <style:style style:name="T1" style:family="text">
      <style:text-properties officeooo:rsid="0011b0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ent Brow<text:span text:style-name="T1">s</text:span>er Sessions</text:p>
      <text:p text:style-name="P2"/>
      <text:p text:style-name="P3">This is kind of like our issue “stack” starting from our top-level-focal-point:</text:p>
      <text:p text:style-name="P2"><text:a xlink:type="simple" xlink:href="https://github.com/pflagerd/david-and-dan" text:style-name="Internet_20_link" text:visited-style-name="Visited_20_Internet_20_Link">https://github.com/pflagerd/david-and-dan</text:a></text:p>
      <text:p text:style-name="P2"><text:a xlink:type="simple" xlink:href="https://github.com/pflagerd/fastapi_learn_tutorial_user_guide" text:style-name="Internet_20_link" text:visited-style-name="Visited_20_Internet_20_Link">https://github.com/pflagerd/fastapi_learn_tutorial_user_guide</text:a></text:p>
      <text:p text:style-name="P2"><text:a xlink:type="simple" xlink:href="https://github.com/pflagerd/fastapi_learn_tutorial_user_guide/issues/10" text:style-name="Internet_20_link" text:visited-style-name="Visited_20_Internet_20_Link">https://github.com/pflagerd/fastapi_learn_tutorial_user_guide/issues/10</text:a></text:p>
      <text:p text:style-name="P2"><text:a xlink:type="simple" xlink:href="https://github.com/pflagerd/fastapi_learn_tutorial_user_guide/issues/13" text:style-name="Internet_20_link" text:visited-style-name="Visited_20_Internet_20_Link">https://github.com/pflagerd/fastapi_learn_tutorial_user_guide/issues/13</text:a></text:p>
      <text:p text:style-name="P2"><text:a xlink:type="simple" xlink:href="https://github.com/pflagerd/fastapi_learn_tutorial_user_guide/issues/15" text:style-name="Internet_20_link" text:visited-style-name="Visited_20_Internet_20_Link">https://github.com/pflagerd/fastapi_learn_tutorial_user_guide/issues/15</text:a></text:p>
      <text:p text:style-name="P2"/>
      <text:p text:style-name="P4">These are the three related content windows:</text:p>
      <text:p text:style-name="P5"><text:a xlink:type="simple" xlink:href="https://fastapi.tiangolo.com/tutorial/first-steps/" text:style-name="Internet_20_link" text:visited-style-name="Visited_20_Internet_20_Link">https://fastapi.tiangolo.com/tutorial/first-steps/</text:a></text:p>
      <text:p text:style-name="P5"><text:a xlink:type="simple" xlink:href="https://github.com/fastapi/fastapi/tree/master/docs_src/first_steps/" text:style-name="Internet_20_link" text:visited-style-name="Visited_20_Internet_20_Link">https://github.com/fastapi/fastapi/tree/master/docs_src/first_steps/</text:a></text:p>
      <text:p text:style-name="P5"><text:a xlink:type="simple" xlink:href="https://github.com/pflagerd/fastapi_learn_tutorial_user_guide/tree/main/first_steps/" text:style-name="Internet_20_link" text:visited-style-name="Visited_20_Internet_20_Link">https://github.com/pflagerd/fastapi_learn_tutorial_user_guide/tree/main/first_steps/</text:a>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09:29:24.037927161</meta:creation-date>
    <meta:generator>LibreOffice/24.8.4.2$Linux_X86_64 LibreOffice_project/480$Build-2</meta:generator>
    <dc:date>2025-01-27T08:33:03.006586543</dc:date>
    <meta:editing-duration>PT15M21S</meta:editing-duration>
    <meta:editing-cycles>7</meta:editing-cycles>
    <meta:document-statistic meta:table-count="0" meta:image-count="0" meta:object-count="0" meta:page-count="1" meta:paragraph-count="11" meta:word-count="30" meta:character-count="664" meta:non-whitespace-character-count="645"/>
  </office:meta>
</office:document-meta>
</file>